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1" svg:font-family="Arial" style:font-family-generic="swiss"/>
    <style:font-face style:name="DejaVu Sans Mono" svg:font-family="'DejaVu Sans Mono'" style:font-family-generic="modern" style:font-pitch="fixed"/>
    <style:font-face style:name="WenQuanYi Zen Hei Sharp"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ing_20_2">
      <style:text-properties style:font-name="Times New Roman"/>
    </style:style>
    <style:style style:name="P2" style:family="paragraph" style:parent-style-name="Heading_20_2" style:list-style-name=""/>
    <style:style style:name="P3" style:family="paragraph" style:parent-style-name="Heading_20_2">
      <style:paragraph-properties fo:break-before="page"/>
    </style:style>
    <style:style style:name="P4" style:family="paragraph" style:parent-style-name="Title">
      <style:text-properties officeooo:rsid="0005db36" officeooo:paragraph-rsid="0005db36"/>
    </style:style>
    <style:style style:name="P5" style:family="paragraph" style:parent-style-name="Standard">
      <style:text-properties style:font-name="Times New Roman" officeooo:rsid="0003d056" officeooo:paragraph-rsid="0003d056"/>
    </style:style>
    <style:style style:name="P6" style:family="paragraph" style:parent-style-name="Standard">
      <style:paragraph-properties fo:text-align="justify" style:justify-single-word="false"/>
      <style:text-properties style:font-name="Times New Roman" officeooo:rsid="0003d056" officeooo:paragraph-rsid="0003d056"/>
    </style:style>
    <style:style style:name="P7" style:family="paragraph" style:parent-style-name="Standard">
      <style:text-properties style:font-name="Times New Roman" officeooo:rsid="00040a23" officeooo:paragraph-rsid="00040a23"/>
    </style:style>
    <style:style style:name="P8" style:family="paragraph" style:parent-style-name="Standard">
      <style:paragraph-properties fo:text-align="justify" style:justify-single-word="false"/>
      <style:text-properties style:font-name="Times New Roman" officeooo:rsid="00040a23" officeooo:paragraph-rsid="00040a23"/>
    </style:style>
    <style:style style:name="P9" style:family="paragraph" style:parent-style-name="Standard">
      <style:text-properties style:font-name="Times New Roman" officeooo:rsid="00040a23" officeooo:paragraph-rsid="0005db36"/>
    </style:style>
    <style:style style:name="P10" style:family="paragraph" style:parent-style-name="Standard">
      <style:text-properties style:font-name="Times New Roman" officeooo:paragraph-rsid="00040a23"/>
    </style:style>
    <style:style style:name="P11" style:family="paragraph" style:parent-style-name="Standard">
      <style:text-properties style:font-name="Times New Roman" officeooo:rsid="0005db36" officeooo:paragraph-rsid="0005db36"/>
    </style:style>
    <style:style style:name="P12" style:family="paragraph" style:parent-style-name="Standard">
      <style:text-properties style:font-name="Times New Roman" fo:font-size="12pt" officeooo:rsid="00040a23" officeooo:paragraph-rsid="0005db36" style:font-size-asian="12pt" style:font-size-complex="12pt"/>
    </style:style>
    <style:style style:name="P13" style:family="paragraph" style:parent-style-name="Heading">
      <style:text-properties style:font-name="Times New Roman"/>
    </style:style>
    <style:style style:name="P14" style:family="paragraph" style:parent-style-name="Preformatted_20_Text">
      <style:text-properties style:font-name="Times New Roman" fo:font-size="12pt" officeooo:rsid="000cf334" officeooo:paragraph-rsid="000680b8" style:font-size-asian="12pt" style:font-size-complex="12pt"/>
    </style:style>
    <style:style style:name="P15" style:family="paragraph" style:parent-style-name="Table_20_Contents">
      <style:text-properties style:font-name="Times New Roman"/>
    </style:style>
    <style:style style:name="P16" style:family="paragraph" style:parent-style-name="Table_20_Contents">
      <style:text-properties style:font-name="Times New Roman" officeooo:rsid="00040a23" officeooo:paragraph-rsid="00040a23"/>
    </style:style>
    <style:style style:name="P17" style:family="paragraph" style:parent-style-name="Table_20_Contents">
      <style:text-properties style:font-name="Times New Roman" officeooo:rsid="0005db36" officeooo:paragraph-rsid="0005db36"/>
    </style:style>
    <style:style style:name="T1" style:family="text">
      <style:text-properties officeooo:rsid="00040a23"/>
    </style:style>
    <style:style style:name="T2" style:family="text">
      <style:text-properties officeooo:rsid="0005db36"/>
    </style:style>
    <style:style style:name="T3" style:family="text">
      <style:text-properties officeooo:rsid="000680b8"/>
    </style:style>
    <style:style style:name="fr1" style:family="graphic" style:parent-style-name="Formula">
      <style:graphic-properties style:vertical-pos="from-top" style:vertical-rel="page" style:horizontal-pos="from-left" style:horizontal-rel="pag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1" text:anchor-type="page" text:anchor-page-number="1" svg:x="3.63cm" svg:y="12.85cm" svg:width="11.613cm" svg:height="0.998cm" draw:z-index="0">
        <draw:object xlink:href="./Object 1" xlink:type="simple" xlink:show="embed" xlink:actuate="onLoad"/>
        <draw:image xlink:href="./ObjectReplacements/Object 1" xlink:type="simple" xlink:show="embed" xlink:actuate="onLoad"/>
      </draw:frame>
      <text:p text:style-name="P5">Ewen CHAUDEMANCHE</text:p>
      <text:p text:style-name="P11">Bastien Bodineau</text:p>
      <text:p text:style-name="P4">Ruzzle Solver</text:p>
      <text:p text:style-name="P5"/>
      <text:h text:style-name="P1" text:outline-level="2">Explication :</text:h>
      <text:p text:style-name="P13">La version initiale :</text:p>
      <text:p text:style-name="P6">Le programme parcourt la grille entière, pour chaque lettre on ouvre le dictionnaire correspondant,</text:p>
      <text:p text:style-name="P6">le dictionnaire ayant été au élaguer pour retirer les mots contenant des lettres ne se trouvant pas dans la grille.</text:p>
      <text:p text:style-name="P6">Pour trouver les mots on parcourt les cellules voisines avec à chaque fois qu'une case</text:p>
      <text:p text:style-name="P6">correspond à la prochaine lettre du mot actuellement lu caractère par caractère dans le dictionnaire</text:p>
      <text:p text:style-name="P6">on continue le traitement sinon on revient en arrière.</text:p>
      <text:p text:style-name="P6">Pour vérifier qu'un mot est incomplet on retourne 1 avec searchWord(), dans le cas d'un mot</text:p>
      <text:p text:style-name="P6">complet on retourne 2 sinon 0.</text:p>
      <text:p text:style-name="P6">Le traitement étant réalisé par findWords().</text:p>
      <text:p text:style-name="P7">Ce traitement est long car le nombre de chemin possible sur la grille est de : </text:p>
      <text:p text:style-name="P7"/>
      <text:p text:style-name="P10"><text:span text:style-name="T1">possibilités</text:span></text:p>
      <text:p text:style-name="P10"/>
      <text:p text:style-name="P13"/>
      <text:p text:style-name="P13">La version finale :</text:p>
      <text:p text:style-name="P6">Afin de palier au défaut de la version initiale, une seconde version a été réalisée.</text:p>
      <text:p text:style-name="P8">La grille est initialisé avec les données entrées par l'utilisateur soit en argument du programme, soit en les saisissant lorsque cela lui est demander.</text:p>
      <text:p text:style-name="P6">Une fois la grille complète le solver est lancé, le module pioche un mot dans le dictionnaire, cherche un point de départ dans la grille, autrement dit la première lettre du mot</text:p>
      <text:p text:style-name="P6">pioché correspond à une lettre de la grille.</text:p>
      <text:p text:style-name="P6">Dès qu'un point de départ est trouvé le solver tente de former le mot à partir de ce point en</text:p>
      <text:p text:style-name="P6">cherchant par tout les chemins possibles.</text:p>
      <text:p text:style-name="P6">Pour cela on regarde caractère par caractère le mot pioché si la prochaine lettre est présente dans les</text:p>
      <text:p text:style-name="P6">8 cellules voisines alors on se place sur chaque occurrence trouvée, on ajoute la lettre au mot en</text:p>
      <text:p text:style-name="P6">cours de formation puis on continue ainsi de suite par récursivité.</text:p>
      <text:p text:style-name="P6">Durant ce processus <text:span text:style-name="T1">on modifie le score engrangé par le mot ainsi que les bonus qui sont utilisés</text:span></text:p>
      <text:p text:style-name="P6">Tout ce traitement étant réalisé par <text:span text:style-name="T1">find</text:span>Word().</text:p>
      <text:p text:style-name="P8">Si la totalité des lettres du mot on été trouvées, on ajoute le mot et son score dans une liste doublement chainée.</text:p>
      <text:p text:style-name="P6">Finalement on affiche la liste avec printList() dans le programme principal ( ruzzle.c ).</text:p>
      <text:p text:style-name="P5"/>
      <text:h text:style-name="P2" text:outline-level="2"/>
      <text:h text:style-name="P3" text:outline-level="2">Bilan :</text:h>
      <text:p text:style-name="Text_20_body"/>
      <text:p text:style-name="P7">La principale difficulté dans ce projet a été de trouver un moyen d'optimiser au maximum le</text:p>
      <text:p text:style-name="P7">traitement.</text:p>
      <text:p text:style-name="P7">La version finale permet de résoudre la grille en l'espace de ~600-900 ms alors que la version</text:p>
      <text:p text:style-name="P7">initiale le faisait en ~2min – 25 min ce qui était relativement important et ne répondait pas aux</text:p>
      <text:p text:style-name="P7">contraintes imposées.</text:p>
      <text:p text:style-name="P7">Pour mettre en place cette nouvelle version une branche de développement a été crée sur le</text:p>
      <text:p text:style-name="P7">dépôt git afin d'éviter la régression sur la version déjà fonctionnelle, ainsi j'ai pu travailler sans</text:p>
      <text:p text:style-name="P7">interférer avec la version opérationnelle, une fois finis tout a été fusionné en prenant soin de ne pas</text:p>
      <text:p text:style-name="P7">supprimer des portions de code indispensable.</text:p>
      <text:p text:style-name="P7">Une autre branche à alors été créer pour la mise en place de la documentation et des tests unitaire</text:p>
      <text:p text:style-name="P7"/>
      <text:p text:style-name="P7">En ce qui concerne le projet, la répartition des tâches s'établit de la manière suivante :</text:p>
      <table:table table:name="Tableau1" table:style-name="Tableau1">
        <table:table-column table:style-name="Tableau1.A" table:number-columns-repeated="3"/>
        <table:table-row>
          <table:table-cell table:style-name="Tableau1.A1" office:value-type="string">
            <text:p text:style-name="P7">Élève :</text:p>
          </table:table-cell>
          <table:table-cell table:style-name="Tableau1.A1" office:value-type="string">
            <text:p text:style-name="P7">Chaudemanche Ewen</text:p>
          </table:table-cell>
          <table:table-cell table:style-name="Tableau1.C1" office:value-type="string">
            <text:p text:style-name="P17">Bastien Bodineau</text:p>
          </table:table-cell>
        </table:table-row>
        <table:table-row>
          <table:table-cell table:style-name="Tableau1.A2" office:value-type="string">
            <text:p text:style-name="P7">README.md :</text:p>
          </table:table-cell>
          <table:table-cell table:style-name="Tableau1.A2" office:value-type="string">
            <text:p text:style-name="P7">60 %</text:p>
          </table:table-cell>
          <table:table-cell table:style-name="Tableau1.C2" office:value-type="string">
            <text:p text:style-name="P15">4<text:span text:style-name="T1">0 %</text:span></text:p>
          </table:table-cell>
        </table:table-row>
        <table:table-row>
          <table:table-cell table:style-name="Tableau1.A2" office:value-type="string">
            <text:p text:style-name="P7">Documentation :</text:p>
          </table:table-cell>
          <table:table-cell table:style-name="Tableau1.A2" office:value-type="string">
            <text:p text:style-name="P15">6<text:span text:style-name="T1">0 %</text:span></text:p>
          </table:table-cell>
          <table:table-cell table:style-name="Tableau1.C2" office:value-type="string">
            <text:p text:style-name="P16">40 %</text:p>
          </table:table-cell>
        </table:table-row>
        <table:table-row>
          <table:table-cell table:style-name="Tableau1.A2" office:value-type="string">
            <text:p text:style-name="P16">Git :</text:p>
          </table:table-cell>
          <table:table-cell table:style-name="Tableau1.A2" office:value-type="string">
            <text:p text:style-name="P15">9<text:span text:style-name="T1">0 %</text:span></text:p>
          </table:table-cell>
          <table:table-cell table:style-name="Tableau1.C2" office:value-type="string">
            <text:p text:style-name="P16">10 %</text:p>
          </table:table-cell>
        </table:table-row>
        <table:table-row>
          <table:table-cell table:style-name="Tableau1.A2" office:value-type="string">
            <text:p text:style-name="P16">Test Unitaires</text:p>
          </table:table-cell>
          <table:table-cell table:style-name="Tableau1.A2" office:value-type="string">
            <text:p text:style-name="P16">0 %</text:p>
          </table:table-cell>
          <table:table-cell table:style-name="Tableau1.C2" office:value-type="string">
            <text:p text:style-name="P16">100 %</text:p>
          </table:table-cell>
        </table:table-row>
        <table:table-row>
          <table:table-cell table:style-name="Tableau1.A2" office:value-type="string">
            <text:p text:style-name="P16">GDB*</text:p>
          </table:table-cell>
          <table:table-cell table:style-name="Tableau1.A2" office:value-type="string">
            <text:p text:style-name="P16">0 %</text:p>
          </table:table-cell>
          <table:table-cell table:style-name="Tableau1.C2" office:value-type="string">
            <text:p text:style-name="P16">0 %</text:p>
          </table:table-cell>
        </table:table-row>
        <table:table-row>
          <table:table-cell table:style-name="Tableau1.A2" office:value-type="string">
            <text:p text:style-name="P16">Programme</text:p>
          </table:table-cell>
          <table:table-cell table:style-name="Tableau1.A2" office:value-type="string">
            <text:p text:style-name="P16">75 %</text:p>
          </table:table-cell>
          <table:table-cell table:style-name="Tableau1.C2" office:value-type="string">
            <text:p text:style-name="P16">25 %</text:p>
          </table:table-cell>
        </table:table-row>
        <table:table-row>
          <table:table-cell table:style-name="Tableau1.A2" office:value-type="string">
            <text:p text:style-name="P16">Compte Rendu</text:p>
          </table:table-cell>
          <table:table-cell table:style-name="Tableau1.A2" office:value-type="string">
            <text:p text:style-name="P16">95 %</text:p>
          </table:table-cell>
          <table:table-cell table:style-name="Tableau1.C2" office:value-type="string">
            <text:p text:style-name="P16">5 %</text:p>
          </table:table-cell>
        </table:table-row>
        <table:table-row>
          <table:table-cell table:style-name="Tableau1.A2" office:value-type="string">
            <text:p text:style-name="P16">Makefile**</text:p>
          </table:table-cell>
          <table:table-cell table:style-name="Tableau1.A2" office:value-type="string">
            <text:p text:style-name="P16"><text:span text:style-name="T2">40</text:span> %</text:p>
          </table:table-cell>
          <table:table-cell table:style-name="Tableau1.C2" office:value-type="string">
            <text:p text:style-name="P16"><text:span text:style-name="T2">6</text:span>0 %</text:p>
          </table:table-cell>
        </table:table-row>
      </table:table>
      <text:p text:style-name="P7"/>
      <text:p text:style-name="P7">* GDB n'a pas été utilisé en l'état durant ce projet. Cependant, le debugeur de CodeBlocks lui à tourné à plein régime.</text:p>
      <text:p text:style-name="P7"/>
      <text:p text:style-name="P9">** Les Makefiles originaux ont été fourni par <text:span text:style-name="T2">Bastien Bodineau </text:span>et on été remplacé par des makefile générer à partir du projet CodeBlocks.</text:p>
      <text:p text:style-name="P12"/>
      <text:p text:style-name="P14">Le projet a été mené à bien, malgrés les difficulté à utiliser git pour une grande moitié du projet puisqu<text:span text:style-name="T3">e Bastien</text:span> <text:span text:style-name="T3">apprenait</text:span> a l'utiliser pendant la durée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1" svg:font-family="Arial" style:font-family-generic="swiss"/>
    <style:font-face style:name="DejaVu Sans Mono" svg:font-family="'DejaVu Sans Mono'" style:font-family-generic="modern" style:font-pitch="fixed"/>
    <style:font-face style:name="WenQuanYi Zen Hei Sharp"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Zen Hei Sharp" style:font-family-asian="'WenQuanYi Zen Hei Sharp'" style:font-family-generic-asian="modern" style:font-pitch-asian="fixed" style:font-size-asian="10pt" style:font-name-complex="DejaVu Sans Mono" style:font-family-complex="'DejaVu Sans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20:57:09.627000000</meta:creation-date>
    <dc:date>2015-11-23T22:52:49.754000000</dc:date>
    <meta:editing-duration>PT31M29S</meta:editing-duration>
    <meta:editing-cycles>3</meta:editing-cycles>
    <meta:generator>LibreOffice/5.0.2.2$Windows_X86_64 LibreOffice_project/37b43f919e4de5eeaca9b9755ed688758a8251fe</meta:generator>
    <meta:document-statistic meta:table-count="1" meta:image-count="0" meta:object-count="1" meta:page-count="2" meta:paragraph-count="71" meta:word-count="618" meta:character-count="3470" meta:non-whitespace-character-count="2921"/>
  </office:meta>
</office:document-meta>
</file>

<file path=Object 1/content.xml><?xml version="1.0" encoding="utf-8"?>
<math xmlns="http://www.w3.org/1998/Math/MathML" display="block">
  <semantics>
    <mfrac>
      <mrow>
        <mrow>
          <mn>16</mn>
          <mo stretchy="false">!</mo>
        </mrow>
        <mo stretchy="false">×</mo>
        <mrow>
          <mn>15</mn>
          <mo stretchy="false">!</mo>
        </mrow>
        <mo stretchy="false">×</mo>
        <mrow>
          <mn>14</mn>
          <mo stretchy="false">!</mo>
        </mrow>
        <mo stretchy="false">×</mo>
        <mrow>
          <mn>13</mn>
          <mo stretchy="false">!</mo>
        </mrow>
        <mo stretchy="false">×</mo>
        <mrow>
          <mn>12</mn>
          <mo stretchy="false">!</mo>
        </mrow>
        <mo stretchy="false">×</mo>
        <mrow>
          <mn>11</mn>
          <mo stretchy="false">!</mo>
        </mrow>
        <mo stretchy="false">×</mo>
        <mrow>
          <mn>10</mn>
          <mo stretchy="false">!</mo>
        </mrow>
        <mo stretchy="false">×</mo>
        <mrow>
          <mn>9</mn>
          <mo stretchy="false">!</mo>
        </mrow>
        <mo stretchy="false">×</mo>
        <mrow>
          <mn>8</mn>
          <mo stretchy="false">!</mo>
        </mrow>
        <mo stretchy="false">×</mo>
        <mrow>
          <mn>7</mn>
          <mo stretchy="false">!</mo>
        </mrow>
        <mo stretchy="false">×</mo>
        <mrow>
          <mn>6</mn>
          <mo stretchy="false">!</mo>
        </mrow>
        <mo stretchy="false">×</mo>
        <mrow>
          <mn>5</mn>
          <mo stretchy="false">!</mo>
        </mrow>
        <mo stretchy="false">×</mo>
        <mrow>
          <mn>4</mn>
          <mo stretchy="false">!</mo>
        </mrow>
        <mo stretchy="false">×</mo>
        <mrow>
          <mn>3</mn>
          <mo stretchy="false">!</mo>
        </mrow>
        <mo stretchy="false">×</mo>
        <mrow>
          <mn>2</mn>
          <mo stretchy="false">!</mo>
        </mrow>
      </mrow>
      <mrow>
        <mrow>
          <mn>16</mn>
          <mo stretchy="false">!</mo>
        </mrow>
        <mo stretchy="false">+</mo>
        <mrow>
          <mn>15</mn>
          <mo stretchy="false">!</mo>
        </mrow>
        <mo stretchy="false">+</mo>
        <mrow>
          <mn>14</mn>
          <mo stretchy="false">!</mo>
        </mrow>
        <mo stretchy="false">+</mo>
        <mrow>
          <mn>13</mn>
          <mo stretchy="false">!</mo>
        </mrow>
        <mo stretchy="false">+</mo>
        <mrow>
          <mn>12</mn>
          <mo stretchy="false">!</mo>
        </mrow>
        <mo stretchy="false">+</mo>
        <mrow>
          <mn>11</mn>
          <mo stretchy="false">!</mo>
        </mrow>
        <mo stretchy="false">+</mo>
        <mrow>
          <mn>10</mn>
          <mo stretchy="false">!</mo>
        </mrow>
        <mo stretchy="false">+</mo>
        <mrow>
          <mn>9</mn>
          <mo stretchy="false">!</mo>
        </mrow>
        <mo stretchy="false">+</mo>
        <mrow>
          <mn>8</mn>
          <mo stretchy="false">!</mo>
        </mrow>
        <mo stretchy="false">+</mo>
        <mrow>
          <mn>7</mn>
          <mo stretchy="false">!</mo>
        </mrow>
        <mo stretchy="false">+</mo>
        <mrow>
          <mn>6</mn>
          <mo stretchy="false">!</mo>
        </mrow>
        <mo stretchy="false">+</mo>
        <mrow>
          <mn>5</mn>
          <mo stretchy="false">!</mo>
        </mrow>
        <mo stretchy="false">+</mo>
        <mrow>
          <mn>4</mn>
          <mo stretchy="false">!</mo>
        </mrow>
        <mo stretchy="false">+</mo>
        <mrow>
          <mn>3</mn>
          <mo stretchy="false">!</mo>
        </mrow>
        <mo stretchy="false">+</mo>
        <mrow>
          <mn>2</mn>
          <mo stretchy="false">!</mo>
        </mrow>
      </mrow>
    </mfrac>
    <annotation encoding="StarMath 5.0">{fact {16} times fact {15} times fact {14} times fact {13} times fact {12} times fact {11} times fact {10} times fact {9} times fact {8} times fact {7} times fact {6} times fact {5} times fact {4} times fact {3} times fact {2}} over {fact {16} + fact {15} +fact {14} + fact {13} + fact {12} + fact {11} + fact {10} + fact {9} + fact {8} + fact {7} + fact {6} + fact {5} + fact {4} + fact {3} + fact {2}}</annotation>
  </semantics>
</math>
</file>